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c9211e" officeooo:rsid="001a4672" officeooo:paragraph-rsid="00223f0c"/>
    </style:style>
    <style:style style:name="P2" style:family="paragraph" style:parent-style-name="Standard">
      <style:text-properties fo:color="#c9211e" officeooo:rsid="001ba785" officeooo:paragraph-rsid="00223f0c"/>
    </style:style>
    <style:style style:name="P3" style:family="paragraph" style:parent-style-name="Standard">
      <style:text-properties fo:color="#c9211e" officeooo:rsid="001d218c" officeooo:paragraph-rsid="00223f0c"/>
    </style:style>
    <style:style style:name="P4" style:family="paragraph" style:parent-style-name="Standard">
      <style:text-properties fo:color="#c9211e" officeooo:rsid="001d218c" officeooo:paragraph-rsid="003fd264"/>
    </style:style>
    <style:style style:name="P5" style:family="paragraph" style:parent-style-name="Standard">
      <style:text-properties fo:color="#c9211e" officeooo:rsid="001431c5" officeooo:paragraph-rsid="00100bc6"/>
    </style:style>
    <style:style style:name="P6" style:family="paragraph" style:parent-style-name="Standard">
      <style:text-properties officeooo:rsid="001431c5" officeooo:paragraph-rsid="00100bc6"/>
    </style:style>
    <style:style style:name="P7" style:family="paragraph" style:parent-style-name="Standard">
      <style:text-properties officeooo:rsid="001431c5" officeooo:paragraph-rsid="00223f0c"/>
    </style:style>
    <style:style style:name="P8" style:family="paragraph" style:parent-style-name="Standard">
      <style:text-properties officeooo:paragraph-rsid="00223f0c"/>
    </style:style>
    <style:style style:name="P9"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242d7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paragraph-rsid="001431c5"/>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345c5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37935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935e" officeooo:paragraph-rsid="0039eec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bbf4" officeooo:paragraph-rsid="003abbf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935e" officeooo:paragraph-rsid="0039eec0"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officeooo:paragraph-rsid="003fd264"/>
    </style:style>
    <style:style style:name="P18" style:family="paragraph" style:parent-style-name="Text_20_body">
      <style:text-properties fo:color="#c9211e" officeooo:rsid="0043fa5d" officeooo:paragraph-rsid="0043fa5d"/>
    </style:style>
    <style:style style:name="P19" style:family="paragraph" style:parent-style-name="Text_20_body">
      <style:text-properties officeooo:paragraph-rsid="00415125"/>
    </style:style>
    <style:style style:name="P2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Liberation Serif" fo:font-size="12pt" fo:font-style="normal" fo:text-shadow="none" style:text-underline-style="none" fo:font-weight="normal" officeooo:rsid="003660bf" officeooo:paragraph-rsid="003660b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text-properties style:font-name="Liberation Sans" fo:font-size="18.2000007629395pt" fo:font-weight="bold" officeooo:rsid="0047c21d" officeooo:paragraph-rsid="0047c21d" style:font-name-asian="Microsoft YaHei" style:font-size-asian="18.2000007629395pt" style:font-weight-asian="bold" style:font-name-complex="Arial Unicode MS" style:font-size-complex="18.2000007629395pt" style:font-weight-complex="bold"/>
    </style:style>
    <style:style style:name="P25" style:family="paragraph" style:parent-style-name="Table_20_Contents" style:list-style-name="L4">
      <style:paragraph-properties fo:text-align="start" style:justify-single-word="false"/>
      <style:text-properties style:font-name="Liberation Serif" fo:font-size="12pt" officeooo:rsid="0039eec0" officeooo:paragraph-rsid="0039eec0" style:font-size-asian="12pt" style:font-size-complex="12pt"/>
    </style:style>
    <style:style style:name="P26" style:family="paragraph" style:parent-style-name="Table_20_Contents" style:list-style-name="L5">
      <style:paragraph-properties fo:text-align="start" style:justify-single-word="false"/>
      <style:text-properties style:font-name="Liberation Serif" fo:font-size="12pt" officeooo:rsid="0039eec0" officeooo:paragraph-rsid="0039eec0" style:font-size-asian="12pt" style:font-size-complex="12pt"/>
    </style:style>
    <style:style style:name="P27" style:family="paragraph" style:parent-style-name="Table_20_Contents" style:list-style-name="L6">
      <style:paragraph-properties fo:text-align="start" style:justify-single-word="false"/>
      <style:text-properties style:font-name="Liberation Serif" fo:font-size="12pt" officeooo:rsid="0039eec0" officeooo:paragraph-rsid="0039eec0" style:font-size-asian="12pt" style:font-size-complex="12pt"/>
    </style:style>
    <style:style style:name="P28"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935e" officeooo:paragraph-rsid="00380e0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345c5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list-style-name="L8">
      <style:paragraph-properties fo:text-align="start" style:justify-single-word="false" style:writing-mode="lr-tb"/>
      <style:text-properties fo:color="#000000" style:text-outline="false" style:text-line-through-style="none" style:text-line-through-type="none" style:font-name="Liberation Serif" fo:font-size="12pt" fo:font-style="normal" fo:text-shadow="none" style:text-underline-style="none" fo:font-weight="normal" officeooo:rsid="0037935e" officeooo:paragraph-rsid="0046903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list-style-name="L8">
      <style:paragraph-properties fo:text-align="start" style:justify-single-word="false" style:writing-mode="lr-tb"/>
      <style:text-properties fo:color="#000000" style:text-outline="false" style:text-line-through-style="none" style:text-line-through-type="none" style:font-name="Liberation Serif" fo:font-size="12pt" fo:font-style="normal" fo:text-shadow="none" style:text-underline-style="none" fo:font-weight="normal" officeooo:rsid="003d7b10" officeooo:paragraph-rsid="0046903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Liberation Serif" fo:font-size="12pt" fo:font-style="normal" fo:text-shadow="none" style:text-underline-style="none" fo:font-weight="normal" officeooo:rsid="003d7b10" officeooo:paragraph-rsid="003d7b1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fo:break-before="pag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345c5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itle">
      <style:text-properties officeooo:rsid="004759bd" officeooo:paragraph-rsid="004759bd"/>
    </style:style>
    <style:style style:name="P35" style:family="paragraph" style:parent-style-name="Title">
      <style:paragraph-properties fo:break-before="page"/>
    </style:style>
    <style:style style:name="P36" style:family="paragraph" style:parent-style-name="Heading_20_1" style:list-style-name="">
      <style:text-properties officeooo:rsid="003fd264" officeooo:paragraph-rsid="003fd264"/>
    </style:style>
    <style:style style:name="P37" style:family="paragraph" style:parent-style-name="Heading_20_1" style:list-style-nam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rsid="003fd264" officeooo:paragraph-rsid="003fd264"/>
    </style:style>
    <style:style style:name="P40" style:family="paragraph" style:parent-style-name="Text_20_body">
      <style:text-properties fo:color="#c9211e" officeooo:rsid="003fd264" officeooo:paragraph-rsid="003fd264"/>
    </style:style>
    <style:style style:name="P41" style:family="paragraph" style:parent-style-name="Text_20_body">
      <style:text-properties officeooo:rsid="004759bd" officeooo:paragraph-rsid="004759bd"/>
    </style:style>
    <style:style style:name="P42" style:family="paragraph" style:parent-style-name="Text_20_body">
      <style:paragraph-properties fo:text-align="center" style:justify-single-word="false"/>
      <style:text-properties fo:font-size="15pt" officeooo:rsid="004759bd" officeooo:paragraph-rsid="004759bd" style:font-size-asian="15pt" style:font-size-complex="15pt"/>
    </style:style>
    <style:style style:name="P43" style:family="paragraph" style:parent-style-name="Footer">
      <style:paragraph-properties fo:text-align="end" style:justify-single-word="false"/>
      <style:text-properties officeooo:rsid="004759bd" officeooo:paragraph-rsid="004759bd"/>
    </style:style>
    <style:style style:name="P44" style:family="paragraph" style:parent-style-name="Footer">
      <style:paragraph-properties fo:text-align="start" style:justify-single-word="false"/>
      <style:text-properties officeooo:rsid="004759bd" officeooo:paragraph-rsid="004759bd"/>
    </style:style>
    <style:style style:name="P45" style:family="paragraph" style:parent-style-name="Footer">
      <style:paragraph-properties fo:text-align="start" style:justify-single-word="false"/>
      <style:text-properties fo:font-size="15pt" officeooo:rsid="004759bd" officeooo:paragraph-rsid="004759bd" style:font-size-asian="15pt" style:font-size-complex="15pt"/>
    </style:style>
    <style:style style:name="T1" style:family="text">
      <style:text-properties officeooo:rsid="000e42a8"/>
    </style:style>
    <style:style style:name="T2" style:family="text">
      <style:text-properties fo:color="#c9211e"/>
    </style:style>
    <style:style style:name="T3" style:family="text">
      <style:text-properties fo:color="#c9211e" officeooo:rsid="001a4672"/>
    </style:style>
    <style:style style:name="T4" style:family="text">
      <style:text-properties fo:color="#c9211e" officeooo:rsid="001ba785"/>
    </style:style>
    <style:style style:name="T5" style:family="text">
      <style:text-properties fo:color="#c9211e" officeooo:rsid="001d218c"/>
    </style:style>
    <style:style style:name="T6" style:family="text">
      <style:text-properties fo:color="#c9211e" officeooo:rsid="003fd264"/>
    </style:style>
    <style:style style:name="T7" style:family="text">
      <style:text-properties fo:color="#c9211e" officeooo:rsid="00415125"/>
    </style:style>
    <style:style style:name="T8" style:family="text">
      <style:text-properties fo:color="#c9211e" officeooo:rsid="00433a0d"/>
    </style:style>
    <style:style style:name="T9" style:family="text">
      <style:text-properties fo:color="#c9211e" officeooo:rsid="003d7b10"/>
    </style:style>
    <style:style style:name="T10" style:family="text">
      <style:text-properties officeooo:rsid="00242d72"/>
    </style:style>
    <style:style style:name="T11" style:family="text">
      <style:text-properties officeooo:rsid="0027c24d"/>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1431c5"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fo:font-style="normal" fo:text-shadow="none" style:text-underline-style="none" fo:font-weight="normal" officeooo:rsid="001431c5" style:font-style-asian="normal" style:font-weight-asian="normal"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fo:font-style="normal" fo:text-shadow="none" style:text-underline-style="none" fo:font-weight="normal" officeooo:rsid="00380e0c" style:font-style-asian="normal" style:font-weight-asian="normal" style:font-style-complex="normal" style:font-weight-complex="normal" style:text-overline-style="none" style:text-overline-color="font-color"/>
    </style:style>
    <style:style style:name="T15" style:family="text">
      <style:text-properties officeooo:rsid="0029223f"/>
    </style:style>
    <style:style style:name="T16" style:family="text">
      <style:text-properties officeooo:rsid="002996d9"/>
    </style:style>
    <style:style style:name="T17" style:family="text">
      <style:text-properties officeooo:rsid="002ce12b"/>
    </style:style>
    <style:style style:name="T18" style:family="text">
      <style:text-properties officeooo:rsid="002e91fc"/>
    </style:style>
    <style:style style:name="T19" style:family="text">
      <style:text-properties officeooo:rsid="0032a066"/>
    </style:style>
    <style:style style:name="T20" style:family="text">
      <style:text-properties style:use-window-font-color="true" officeooo:rsid="0027f4ac"/>
    </style:style>
    <style:style style:name="T21" style:family="text">
      <style:text-properties officeooo:rsid="00380e0c"/>
    </style:style>
    <style:style style:name="T22" style:family="text">
      <style:text-properties officeooo:rsid="0039eec0"/>
    </style:style>
    <style:style style:name="T23" style:family="text">
      <style:text-properties officeooo:rsid="003abbf4"/>
    </style:style>
    <style:style style:name="T24" style:family="text">
      <style:text-properties officeooo:rsid="003d7b10"/>
    </style:style>
    <style:style style:name="T25" style:family="text">
      <style:text-properties officeooo:rsid="004759bd"/>
    </style:style>
    <style:style style:name="T26" style:family="text">
      <style:text-properties officeooo:rsid="0047c21d"/>
    </style:style>
    <style:style style:name="T27" style:family="text">
      <style:text-properties style:font-name="Liberation Sans" fo:font-size="18.2000007629395pt" fo:font-weight="bold" style:font-name-asian="Microsoft YaHei" style:font-size-asian="18.2000007629395pt" style:font-weight-asian="bold" style:font-name-complex="Arial Unicode MS" style:font-size-complex="18.2000007629395pt" style:font-weight-complex="bold"/>
    </style:style>
    <style:style style:name="T28"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Inżynieria Wymagań</text:p>
      <text:p text:style-name="P41"/>
      <text:p text:style-name="P42">Sprawozdanie końcow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Prowadzący</text:p>
      <text:p text:style-name="P43">dr inź Michał Majchrowicz</text:p>
      <text:p text:style-name="P44">Tworzący system: Jakub Czaja 209290</text:p>
      <text:p text:style-name="P45">Zamawiający system: Damian Janicki 209334</text:p>
      <text:p text:style-name="P35">Mój system:</text:p>
      <text:p text:style-name="P24">Wstępny opis:</text:p>
      <text:p text:style-name="Standard">System do zarządzania biblioteką gier zainstalowanych na komputerze. Podstawowe funkcjonalności systemu:</text:p>
      <text:p text:style-name="Standard">- Wyświetlanie listy zainstalowanych gier</text:p>
      <text:p text:style-name="Standard">- Uruchamianie wybranej gry/gier</text:p>
      <text:p text:style-name="Standard">- Odinstalowywanie gry</text:p>
      <text:p text:style-name="Standard">- Zarządzanie zapisami gier</text:p>
      <text:p text:style-name="Standard">Dodatkowo system ma udostępniać funkcjonalności społeczne takie jak:</text:p>
      <text:p text:style-name="Standard">- Lista "znajomych". Każdy użytkownik ma swoją własną listę znajomych</text:p>
      <text:p text:style-name="Standard">- Komunikator tekstowy</text:p>
      <text:p text:style-name="Standard">- Publiczny profil użytkownika na którym będzie mógł on udostępniać różnego rodzaju publiczne wiadomości (takie jak: odblokowanie osiągnięcia w grze lub ręcznie wpisywana wiadomość)</text:p>
      <text:p text:style-name="P8">- Możliwość tworzenia grup społecznych skupiających się wokół konkretnego tematu System ma dodatkowo zbierać informacje statystyczne o użytkownikach m.in.: czas kiedy jest zalogowany, w jakie gry gra, ile czasu trwa jedna sesja gry.</text:p>
      <text:p text:style-name="P7"/>
      <text:h text:style-name="Heading_20_1" text:outline-level="1">Ankieta</text:h>
      <text:p text:style-name="P7"><text:bookmark text:name="yui_3_17_2_1_1553515641224_708"/>1. Na jakich platformach ma być obsługiwany system?<text:line-break/><text:span text:style-name="T3">Windows, mac os, osobna aplikacja mobilna na systemy android i IOS</text:span><text:line-break/>2. W jaki sposób ma być zorganizowany interfejs systemu?<text:line-break/><text:span text:style-name="T3">Samodzielna aplikacja desktopowa (poza grą) + półprzezroczysta nakładka (podczas gry)</text:span></text:p>
      <text:p text:style-name="P1">Aplikacja desktopowa powinna mieć kilka zakładek w górnej części interfejsu: biblioteka, społeczność, ustawienia. Środkowa część interfejsu odpowiada za funkcjonalność z wybranej zakładki np. w zakładce biblioteki powinna być wyświetlona lista gier. Po wybraniu gry powinny zostać wyświetlone krótkie informacje o danej grze. Kliknięcie prawym przyciskiem myszy na tytuł gry rozwija menu pozwalające na edycję ustawień gry (takie jak: dodatkowe argumenty uruchomienia, folder z zapisami, odinstalowanie gry). </text:p>
      <text:p text:style-name="P7"><text:span text:style-name="T3">Po prawej stronie interfejsu zawsze jest wyświetlona pionowa kolumna z listą znajomych, która umożliwia otworzenie czatu z danym użytkownikiem</text:span><text:line-break/>3. W jakim celu system ma zbierać informacje statystyczne?<text:line-break/><text:span text:style-name="T3">Wyświetlanie tych informacji na profilu użytkownika, sprzedaż tych danych partnerom handlowym, informowanie innych użytkowników o osiągnięciu konkretnych kamieni milowych (np. 100 godzin spędzonych w danej grze) na profilu.</text:span><text:line-break/>4. W jaki sposób użytkownicy będą w stanie korzystać z aplikacji? (Poprzez utworzenie konta i zalogowanie się, lokalnie itp.)<text:line-break/><text:span text:style-name="T4">Konieczne będzie utworzenie konta. Umożliwi to synchronizację danych lokalnych gier na różnych komputerach.</text:span><text:line-break/>5. Co ma zawierać lista zainstalowanych gier? Czy ma przechowywać informacje dodatkowe o danej grze?<text:line-break/><text:span text:style-name="T4">Każdy wpis na listę gier oznacza:</text:span></text:p>
      <text:p text:style-name="P2">-ścieżkę do instalacji gry</text:p>
      <text:p text:style-name="P2">-ścieżkę do deinstalatora gry</text:p>
      <text:p text:style-name="P2">-ścieżki do poszczególnych katalogów zawierających informacje lokalne o grze (takie jak folder z zapisami, screenshotami, ustawieniami). Możliwość dodawania takich folderów.</text:p>
      <text:p text:style-name="P2"><text:soft-page-break/>Do każdej gry można przypisać link/linki odsyłające do forum podforum poświęconego danej grze</text:p>
      <text:p text:style-name="P7"><text:span text:style-name="T4">Wydawca gry ma możliwość utworzenia wzorca profilu danej gry. Jeśli taka gra zostanie rozpoznana ten oficjalny wzorzec będzie mógł być automatycznie pobrany (i ewentualnie modyfikowany). Dodanie gry jako „oficjalnej” umożliwi to zaimplementowanie systemu osiągnięć</text:span><text:line-break/>6. Gdzie mają być przechowywane zapisy gier?<text:line-break/><text:span text:style-name="T4">Każda gra będzie miała zdefiniowany swój własny katalog na przechowywanie zapisów i innych danych lokalnych</text:span><text:line-break/>7. Kto będzie mógł tworzyć grupy społeczne oraz kto będzie mógł je przeglądać?<text:line-break/><text:span text:style-name="T4">Każdy użytkownik może utworzyć swoją grupę. Oficjalni wydawcy mogą tworzyć oficjalne grupy, które będą specjalnie oznaczone i wyświetlane na ekranie głównym aplikacji po wybraniu gry.</text:span><text:line-break/>8. Jakie dodatkowe informacje ma zawierać profil użytkownika?<text:line-break/><text:span text:style-name="T2">-</text:span><text:span text:style-name="T4">Unikatowa nazwa użytkownika</text:span></text:p>
      <text:p text:style-name="P2">-Awatar użytkownika</text:p>
      <text:p text:style-name="P2">-Dane dotyczące tego w jakie gry użytkownik gra/jakie gry ma zainstalowane</text:p>
      <text:p text:style-name="P2">-Jakich rodzajów kontrolerów użytkownik używał (klawiatura+mysz/pad/kierownica)</text:p>
      <text:p text:style-name="P7"><text:span text:style-name="T4">Wszystkie informacje poza nazwą i awatarem mogą zostać ukryte</text:span><text:line-break/>9. Dla kogo ma być widoczny profil publiczny użytkownika?<text:line-break/><text:span text:style-name="T4">Każdy inny użytkownik może zobaczyć nazwę i awatar użytkownika. Użytkownik może ustawić </text:span><text:span text:style-name="T5">widoczność swojego profilu. Widoczność publiczna oznacza że każdy inny użytkownik może widzieć informacje którymi dany użytkownik chce się dzielić. Widoczność dla znajomych oznacza że tylko znajomi mogą widzieć szczegółowe informacje. Widoczność prywatna oznacza że nikt nie może widzieć informacji szczegółowych.</text:span></text:p>
      <text:p text:style-name="P3">Użytkownik może zdefiniować jakimi informacjami chce się dzielić (osobno dla każdej gry, informacje takie jak kiedy gra w grę albo odblokowane osiągniecia)</text:p>
      <text:p text:style-name="P7"><text:span text:style-name="T5">Administratorzy systemu nie podlegają ograniczeniom widoczności. Mogą oni widzieć wszystkie informacje wszystkich użytkowników.</text:span><text:line-break/>10. Czy użytkownicy powinni mieć możliwość dołączenia do wspólnej gry?<text:line-break/><text:span text:style-name="T5">Taka funkcjonalność nie jest przewidywana</text:span><text:line-break/>11. Kto ma możliwość wglądu w statystyki użytkownika? </text:p>
      <text:p text:style-name="P3">Tak jak odpowiedź na pytanie 9</text:p>
      <text:p text:style-name="Standard"/>
      <text:h text:style-name="P37" text:outline-level="1"/>
      <text:h text:style-name="P38" text:outline-level="1">Wymagania systemu</text:h>
      <text:p text:style-name="P13"/>
      <text:p text:style-name="P13"><text:span text:style-name="T28">1. Wymagania funkcjonalne:</text:span><text:line-break/>1.1. Do komunikacji pomiędzy użytkownikami oraz pomiędzy administratorami niezbędny jest serwer łączący oraz połączenie z internetem.<text:line-break/>1.2. Z systemu mogą korzystać tylko zarejestrowani użytkownicy, użytkownicy-wydawcy i użytkownicy-administratorzy.<text:line-break/>1.3. Użytkownik ma możliwość dodania gier zainstalowanych na swoim komputerze do <text:span text:style-name="T26">biblioteki</text:span> gier w aplikacji.<text:line-break/>1.4. Użytkownik ma możliwość dodawania innych użytkowników aplikacji do listy znajomych oraz mieć do niej wgląd.<text:line-break/>1.5. Użytkownik ma do dyspozycji aplikację desktopową (poza grą) oraz półprzezroczystą nakładkę (podczas gry).<text:line-break/>1.6. Użytkownik ma możliwość edycji swojego profilu pod względem informacji jakie widzą inni użytkownicy. Dodatkowo ma możliwość ustawienia widoczności profilu: dla wszystkich użytkowników, tylko dla użytkowników z listy znajomych lub widoczność prywatna.<text:line-break/>1.7. Każdy użytkownik ma możliwość podglądu profilu innego użytkownika.<text:line-break/>1.8. Użytkownicy ma możliwość tworzenia grup społecznych oraz dołączania do grup społecznych.<text:line-break/>1.9. Użytkownicy ma możliwość komunikowania się pomiędzy sobą za pomocą komunikatora tekstowego.<text:line-break/>1.10. System zbiera informacje statystyczne użytkowników takie jak: czas kiedy użytkownik jest zalogowany, w jakie gry gra lub grał, ile czasu trwa jedna sesja gry.<text:line-break/>1.11. Serwer udostępnia dane statystyczne użytkownikowi, który ma możliwość wyświetlania ich na swoim profilu.<text:line-break/>1.12 Serwer ma synchronizować dane lokalne gier na różnych komputerach.<text:line-break/>1.13 Administrator ma posiadać wgląd w statystyki każdego użytkownika.<text:line-break/>1.14 Administrator ma posiadać możliwość edycji oraz wgląd w profil użytkownika.<text:line-break/>1.15 Administrator ma posiadać możliwość komunikacji z użytkownikami poprzez komunikator tekstowy.<text:line-break/>1.16 Administrator nie podlega ograniczeniom widoczności profilu użytkownika.<text:line-break/>1.17. Wydawca ma możliwość utworzenia wzorca profilu danej gry.<text:line-break/>1.18. Do każdej gry można przypisać link/linki odsyłające do forum/podforum poświęconego danej grze.<text:line-break/>1.19. System ma pozwalać na uruchamianie gry wybranej z listy zainstalowanych gier.<text:line-break/>1.20. System ma udostępniać funkcjonalności społeczne takie jak:<text:line-break/>- lista znajomych – indywidualna lista użytkowników dodanych przez danego użytkownika<text:line-break/>- komunikator tekstowy<text:line-break/>- publiczny profil użytkownika bądź gry<text:line-break/>- tworzenie grup społecznych użytkowników<text:line-break/><text:line-break/><text:span text:style-name="T28">2. Wymagania niefunkcjonalne</text:span><text:line-break/>2.1. Użytkownik do korzystania z aplikacji potrzebuje konta użytkownika.<text:line-break/>2.2. System ma wyświetlać listę zainstalowanych gier <text:span text:style-name="T26">dodanych do biblioteki.</text:span><text:line-break/>2.3. System ma weryfikować czy dany użytkownik może wyświetlać profil innego użytkownika.<text:line-break/>2.4. Serwer odbiera dane statystyczne od systemu o aktywności użytkownika podczas działania aplikacji takie jak: czas kiedy użytkownik jest zalogowany, w jakie gry gra lub grał, ile czasu trwa jedna sesja gry.<text:line-break/>2.5. System ma umożliwiać korzystanie z aplikacji tylko użytkownikom zarejestrowanym.<text:line-break/><text:soft-page-break/>2.6. System musi weryfikować poprawność wprowadzonych danych podczas logowania do aplikacji.<text:line-break/>2.7. System powinien działać przez cały czas.<text:line-break/><text:line-break/><text:span text:style-name="T28">3. Ograniczenia projektowe</text:span><text:line-break/>3.1 System ma być dostępny w dwóch wersjach: na komputery stacjonarne na systemy Windows oraz Mac OS, oraz urządzenia mobilne na systemy Android oraz IOS. </text:p>
      <text:p text:style-name="P4"/>
      <text:h text:style-name="P36" text:outline-level="1"/>
      <text:h text:style-name="P39" text:outline-level="1">Ankieta 2</text:h>
      <text:p text:style-name="P17">1. Czy w razie wystąpienia przerwania w dostępności usługi, użytkownik nadal będzie mógł korzystać z aplikacji?</text:p>
      <text:p text:style-name="P40">Wszystkie funkcjonalności niewymagające dostępu do internetu nadal działają. Użytkownik jest widziany przez innych użytkowników jako niezalogowany. Wszystkie zmiany w plikach śledzonych przez aplikację które powinny być aktualizowane na serwer są kolejkowane do aktualizacji przy pierwszej możliwej okazji. Fakt przerwania dostępności do usług jest rejestrowany w danych statystycznych zbieranych przez system. Przerwanie dostępu do usługi nie ma wpływu na działanie samej gry.</text:p>
      <text:p text:style-name="P19">2. Czy system ma być dostępny do obsługi przez osoby niepełnosprawne, jeżeli tak to jakie niepełnosprawności mają być uwzględnione?</text:p>
      <text:p text:style-name="P19"><text:span text:style-name="T7">Taka funkcjonalność nie jest przewidywana.</text:span><text:line-break/><text:line-break/>3. W jaki sposób system powinien reagować na zbyt dużą liczbę zapytań logowania, użytkowników?</text:p>
      <text:p text:style-name="P19"><text:span text:style-name="T7">Po 3 próbach logowania zakończonych niepowodzeniem konto użytkownika jest blokowane i wysyłany jest e-mail z kodem umożliwiającym odblokowanie konta. Do czasu odblokowania wszystkie próby logowania są odrzucane. Podczas procesu odblokowywania użytkownikowi ma być zaproponowana możliwość zmiany hasła.</text:span><text:line-break/><text:line-break/>4. Jakie mają być minimalne wymagania systemowe?</text:p>
      <text:p text:style-name="P19"><text:span text:style-name="T7">Możliwie niskie</text:span><text:line-break/><text:line-break/>5. Czy system ma być dostępny podczas aktualizacji?</text:p>
      <text:p text:style-name="P19"><text:span text:style-name="T7">Drobne aktualizacje (hotfixy) są pobierane w tle i instalowane bez informowania użytkownika. Większe aktualizacje które użytkownik ma szansę zauważyć wstrzymują działanie systemu. Jeśli aktualizacja ukaże się w czasie gdy użytkownik gra w grę użytkownik ma mieć zaproponowaną opcję zainstalowania aktualizacji. W takim przypadku system zatrzymuje swoją funkcjonalność bez wpływu na działanie samej gry.</text:span><text:line-break/><text:line-break/>6. Kiedy system ma zbierać dane statystyczne o użytkowniku? (Cały czas podczas działania programu / Tylko kiedy użytkownik jest połączony z internetem)</text:p>
      <text:p text:style-name="P17"><text:span text:style-name="T6">Cały czas podczas działania systemu. Jeśli nastąpi zerwanie połączenia informacje są wysyłane przy najbliższej możliwej okazji</text:span><text:line-break/><text:line-break/>7. W jakich wersjach językowych powinien być dostępny system?</text:p>
      <text:p text:style-name="P17"><text:span text:style-name="T6">Angielski, Francuski, Hiszpański, Włoski, Niemiecki. Należy przewidzieć możliwość tworzenia lokalizacji w późniejszym terminie</text:span><text:line-break/><text:line-break/><text:soft-page-break/>8. Czy wiadomości w komunikatorze tekstowym mają być zapisywane, aby użytkownik miał do nich późniejszy wgląd?</text:p>
      <text:p text:style-name="P19"><text:span text:style-name="T6">Wiadomości są zapisywane przez 5 lat na serwerze. Podczas podglądu konwersacji użytkownik pobiera te wiadomości do ograniczonej lokalnej pamięci lub przedłuża jej ważność. </text:span><text:span text:style-name="T7">Ważność konwersacji zapisanej lokalnie to miesiąc od ostatniego podglądu.</text:span><text:line-break/><text:line-break/>9. Czy użytkownicy-wydawcy mają mieć możliwość używania aplikacji w takim samym stopniu jak zwykli użytkownicy? Czy każdy użytkownik może zostać wydawcą?</text:p>
      <text:p text:style-name="P19"><text:span text:style-name="T8">Użytkownik-wydawca ma dostęp do dodatkowych funkcjonalności takich jak: możliwość udostępniania oficjalnie publikowanych konfiguracji swoich gier (wliczając w to ustawienie ścieżek do plików używanych przez grę, jak i konfiguracje widoczne w samej grze, takie jak zmiana układu sterowania). Użytkownik-wydawca ma możliwość (ale nie obowiązek) udostępnienia użytkownikom możliwość zgłaszania feedbacku. Taka możliwość może ograniczać się do udostępnienia adresu e-mail lub udostępnienia możliwości wysyłania publicznych lub niepublicznych wiadomości. Aby zostać użytkownikiem-wydawcą oficjalny wydawca gry powinien skontaktować się z administratorem i udowodnić swoją autentyczność. Każda taka aplikacja jest rozpatrywana indywidualnie.</text:span><text:line-break/><text:line-break/>10. Czy system może być używany w okrojonej wersji, w przypadku gdy użytkownik nie ma dostępu do internetu? Jeżeli tak, to jakie funkcjonalności powinny być udostępnione? </text:p>
      <text:p text:style-name="P18">Tak jak odpowiedź na pytanie 1. Dodatkowo użytkownik ma możliwość wyłączenia automatycznej aktualizacji plików używanych przez grę.</text:p>
      <text:p text:style-name="P13"/>
      <text:p text:style-name="Title">System Damiana</text:p>
      <text:p text:style-name="Standard"><text:span text:style-name="T1">(</text:span>Damian Janicki 209334<text:span text:style-name="T1">):</text:span></text:p>
      <text:p text:style-name="Standard">System aplikacji mobilnej, który powinien zarządzać użytkownikami, preferencjami użytkowników oraz umożliwiać prowadzenie dziennika. Głównym zamysłem jest pomoc osobom z alergiami pokarmowymi w życiu codziennym np. przy zakupach. Aplikacja mobilna skierowana będzie do osób z alergiami pokarmowymi. Dowolna osoba będzie miała możliwość korzystania z aplikacji. Każdy użytkownik powinien mieć możliwość rejestracji oraz personalizacji konta pod względem alergenów na jakie jest uczulony. Użytkownik powinien mieć możliwość zapisywania co zjadł, o której godzinie i w jakiej ilości. Takie dane powinny być udostępniane na serwer. Użytkownik ma mieć możliwość identyfikacji alergenów pokarmowych w produktach sklepowych, w których jest podany skład. Informacje o składzie powinny być wyświetlane po zeskanowaniu kodu kreskowego produktu lub zrobieniu zdjęcia składu produktu na ekran telefonu</text:p>
      <text:p text:style-name="Standard"/>
      <text:h text:style-name="Heading_20_1" text:outline-level="1">Ankieta:</text:h>
      <text:p text:style-name="P6">1 W jaki sposób użytkownik będzie wprowadzał alergeny na jakie jest uczulony (wybór z zamkniętej listy, wpisanie ręcznie czy inny rodzaj wprowadzania danych)?</text:p>
      <text:p text:style-name="P5"><text:soft-page-break/>1 Użytkownik powinien mieć możliwość wyboru alergenów ze wcześniej predefiniowanej listy. Wybór tych alergenów powinien być możliwy po pierwszym wejściu w aplikację oraz powinna być możliwość modyfikacji takowej listy.</text:p>
      <text:p text:style-name="P6"/>
      <text:p text:style-name="P6">2 Kto ma dostęp do listy alergenów użytkownika (poza samym użytkownikiem)</text:p>
      <text:p text:style-name="P5">2 Dostęp powinien mieć tylko sam użytkownik.</text:p>
      <text:p text:style-name="P6"/>
      <text:p text:style-name="P6">3 Co oznaczają ‘preferencje użytkownika’?</text:p>
      <text:p text:style-name="P5">3. Preferencje użytkownika czyli lista alergenów na które jest uczulony.</text:p>
      <text:p text:style-name="P6"/>
      <text:p text:style-name="P6">4 Jaki (jeśli w ogóle) rodzaj autoryzacji przewidujemy?</text:p>
      <text:p text:style-name="P5">4 Każdy użytkownik powinien mieć możliwość utworzenia oraz logowania za pomocą konta. Przy każdym wejściu do aplikacji system powinien prosić o podanie loginu oraz hasła, ale także oferować możliwość zapamiętania loginu oraz hasła.</text:p>
      <text:p text:style-name="P6"/>
      <text:p text:style-name="P6">5 Jaka jest reakcja systemu (jeśli w ogóle) na fakt spożycia przez użytkownika alergenu?</text:p>
      <text:p text:style-name="P5">5 Spożycie alergenu powinno być zaznaczane przez użytkownika, po czym system zapisuje taką informację w dzienniku. Użytkownik powinien mieć potem wgląd do wszystkich wpisów.</text:p>
      <text:p text:style-name="P6"/>
      <text:p text:style-name="P6">6 Jakie informacje użytkownik musi podać aby się zarejestrować?</text:p>
      <text:p text:style-name="P5">6 Adres login, hasło, adres e-mail.</text:p>
      <text:p text:style-name="P6"/>
      <text:p text:style-name="P6">7 Czy skład produktu sklepowego będzie pełny, ograniczony do alergenów, czy ograniczony do alergenów na które użytkownik jest uczulony?</text:p>
      <text:p text:style-name="P5">7 Skład produktu sklepowego powinien być ograniczony tylko do pewnego grona alergenów. Jest to 12 alergenów, które każdy produkt powinien posiadać na opakowaniu wg. normy 2003/89/EC.</text:p>
      <text:p text:style-name="P6"/>
      <text:p text:style-name="P6">8 W jakiej formie ma być wyświetlany dziennik? Czy można go modyfikować?</text:p>
      <text:p text:style-name="P5">8 Dziennik powinien mieć postać kalendarza. Dany użytkownik ma dostęp tylko do swojego dziennika. Użytkownik powinien mieć możliwość wyboru konkretnego dnia, po czym system wyświetla wszystkie produkty, które użytkownik dodał do dziennika danego dnia. Użytkownik powinien mieć możliwość uzupełnienia.</text:p>
      <text:p text:style-name="P6"/>
      <text:p text:style-name="P6">9 Czy alergeny są w jakiś sposób opisane? Jeśli tak to w jaki sposób?</text:p>
      <text:p text:style-name="P5">9 Każdy alergen ma swoją nazwę i informację o tym czy występuje w danym produkcie czy nie. Alergeny nie powinny mieć dodatkowego opisu. Ewentualnie każdy alergen mógłby mieć intuicyjny obrazek (np. orzechy, jaja itp.).</text:p>
      <text:p text:style-name="P6"/>
      <text:p text:style-name="P6">10 Czy jest przewidywana jakaś funkcjonalność odnośnie lekarstw?</text:p>
      <text:p text:style-name="P5">10 Możliwe jest dodanie przypomnienia o zażywaniu leków, które użytkownik sam dodaje (coś na przykład budzika).</text:p>
      <text:p text:style-name="P11"/>
      <text:h text:style-name="P37" text:outline-level="1"/>
      <text:h text:style-name="P38" text:outline-level="1">Wymagania systemu:</text:h>
      <text:p text:style-name="Standard"/>
      <text:p text:style-name="P10">Wymagania <text:span text:style-name="T10">funkcjonalne:</text:span></text:p>
      <text:p text:style-name="Standard"/>
      <text:list xml:id="list2873311690" text:style-name="L1">
        <text:list-item>
          <text:p text:style-name="P21">Użytkownikiem może być każdy kto założy konto<text:line-break/></text:p>
        </text:list-item>
        <text:list-item>
          <text:p text:style-name="P21">Nowy użytkownik powinien mieć możliwość założenia konta <text:span text:style-name="T19">poprzez podanie loginu, hasła i adresu e-mail</text:span></text:p>
          <text:p text:style-name="P21"/>
        </text:list-item>
        <text:list-item>
          <text:p text:style-name="P21">Użytkownik ma mieć możliwość edycji listy alergenów na które jest uczulony</text:p>
          <text:list>
            <text:list-item>
              <text:p text:style-name="P21"><text:span text:style-name="T17">predefiniowana </text:span>lista alergenów <text:span text:style-name="T17">z których użytkownik może wybrać te na które jest uczulony</text:span></text:p>
            </text:list-item>
            <text:list-item>
              <text:p text:style-name="P21">opis alergenu ogranicza się do jego nazwy i intuicyjnego obrazka</text:p>
            </text:list-item>
            <text:list-item>
              <text:p text:style-name="P21">lista alergenów powinna być udostępniona na serwer</text:p>
            </text:list-item>
          </text:list>
          <text:p text:style-name="P21"/>
        </text:list-item>
        <text:list-item>
          <text:p text:style-name="P21">Logowanie do systemu odbywa się za pomocą hasła i loginu</text:p>
          <text:p text:style-name="P21"/>
        </text:list-item>
        <text:list-item>
          <text:p text:style-name="P21">Aplikacja wyświetla listę alergenów w produkcie po zeskanowaniu produktu</text:p>
          <text:list>
            <text:list-item>
              <text:p text:style-name="P21">zeskanowanie produktu polega na zrobieniu zdjęcia składu lub kodu kreskowego</text:p>
            </text:list-item>
          </text:list>
          <text:p text:style-name="P21"/>
        </text:list-item>
        <text:list-item>
          <text:p text:style-name="P21">Użytkownik ma dostęp do <text:span text:style-name="T10">osobistego kalendarza</text:span></text:p>
          <text:list>
            <text:list-item>
              <text:p text:style-name="P21">kalendarz zapamiętuje co użytkownik zjadł danego dnia</text:p>
            </text:list-item>
            <text:list-item>
              <text:p text:style-name="P21">można edytować wpis w kalendarzu</text:p>
            </text:list-item>
            <text:list-item>
              <text:p text:style-name="P21">te informacje są udostępniane na serwer</text:p>
            </text:list-item>
          </text:list>
          <text:p text:style-name="P21"/>
        </text:list-item>
        <text:list-item>
          <text:p text:style-name="P21">Możliwość ustawienia przypomnienia o zażyciu lekarstwa</text:p>
        </text:list-item>
      </text:list>
      <text:p text:style-name="Standard"/>
      <text:p text:style-name="P10">Wymagania niefunkcjonalne:</text:p>
      <text:p text:style-name="Standard"/>
      <text:list xml:id="list3406853535" text:style-name="L2">
        <text:list-item>
          <text:p text:style-name="P22">Wymagany czas szkolenia: brak. Interfejs powinien być możliwie intuicyjny</text:p>
        </text:list-item>
        <text:list-item>
          <text:p text:style-name="P22">Dostępność systemu: użytkownik zawsze ma zawsze możliwość edycji kalendarza i listy alergenów <text:span text:style-name="T11">lokalnie</text:span>. Aktualizacja danych na serwerze powinna być jak najszybsza, zależna od dostępu do serwera.</text:p>
        </text:list-item>
        <text:list-item>
          <text:p text:style-name="P22"><text:span text:style-name="T18">Lokalnie s</text:span>ystem nie musi obsługiwać dużo operacji użytkownika na sekundę <text:span text:style-name="T16">(wystarczy 1 operacja na sekundę)</text:span>. <text:span text:style-name="T15">Serwer powinien być w stanie obsłużyć kilkaset aktualizacji na sekundę od różnych użytkowników.</text:span></text:p>
        </text:list-item>
        <text:list-item>
          <text:p text:style-name="P22">Krótka dokumentacja użytkownika opisująca w jaki sposób wykonać odpowiednie akcje: maksymalnie 2 strony a4</text:p>
        </text:list-item>
        <text:list-item>
          <text:p text:style-name="P22">Aplikacja musi mieć dostęp do lokalnej pamięci masowej (zapis listy alergenów, części kalendarza oraz opcjonalnie loginu i hasła): maksymalnie 1 kilobajt</text:p>
        </text:list-item>
        <text:list-item>
          <text:p text:style-name="P22">Do zeskanowania składu produktu aplikacja używa aparatu telefonu. Wymagane jest uprawnienie do korzystania z aparatu.</text:p>
        </text:list-item>
      </text:list>
      <text:p text:style-name="Standard"><text:s/></text:p>
      <text:p text:style-name="P10">Ograniczenia projektowe:</text:p>
      <text:p text:style-name="Standard"/>
      <text:list xml:id="list3539075746" text:style-name="L3">
        <text:list-item>
          <text:p text:style-name="P23"><text:span text:style-name="T20">Alergeny są rozpoznawane według normy </text:span><text:span text:style-name="T12">2003/89/EC</text:span></text:p>
        </text:list-item>
        <text:list-item>
          <text:p text:style-name="P23">Użytkownik używa aplikacji mobilnej</text:p>
        </text:list-item>
      </text:list>
      <text:p text:style-name="P12"/>
      <text:p text:style-name="P33"/>
      <table:table table:name="Tabela1" table:style-name="Tabela1">
        <table:table-column table:style-name="Tabela1.A"/>
        <table:table-column table:style-name="Tabela1.B"/>
        <table:table-row>
          <table:table-cell table:style-name="Tabela1.A1" office:value-type="string">
            <text:p text:style-name="P16">Wymagania użytkownika</text:p>
          </table:table-cell>
          <table:table-cell table:style-name="Tabela1.B1" office:value-type="string">
            <text:p text:style-name="P16">Wymagania systemo<text:span text:style-name="T22">we</text:span></text:p>
          </table:table-cell>
        </table:table-row>
        <table:table-row>
          <table:table-cell table:style-name="Tabela1.A2" office:value-type="string">
            <text:p text:style-name="P14">Oprogramowanie udostępnia możliwość zapisu i edycji listy alergenów na które jest uczulony użytkownik</text:p>
          </table:table-cell>
          <table:table-cell table:style-name="Tabela1.B2" office:value-type="string">
            <text:list xml:id="list2987603328" text:style-name="L4">
              <text:list-item>
                <text:p text:style-name="P25">Alergen jest zdefiniowany jako: nazwa alergenu, opis według normy <text:span text:style-name="T13">2003/89/EC </text:span><text:span text:style-name="T14">oraz intuicyjny obrazek.</text:span></text:p>
              </text:list-item>
            </text:list>
          </table:table-cell>
        </table:table-row>
        <table:table-row>
          <table:table-cell table:style-name="Tabela1.A2" office:value-type="string">
            <text:p text:style-name="P14">Aplikacja udostępnia dziennik zapisujący <text:span text:style-name="T23">co i kiedy uz użytkownik zjadł</text:span></text:p>
          </table:table-cell>
          <table:table-cell table:style-name="Tabela1.B2" office:value-type="string">
            <text:list xml:id="list2291205480" text:style-name="L5">
              <text:list-item>
                <text:p text:style-name="P26">Jako ciekawe zdarzenie rozumiane jest tutaj spożycie przez użytkownika alergenu</text:p>
              </text:list-item>
              <text:list-item>
                <text:p text:style-name="P26">Do dziennika użytkownik wpisuje co danego dnia zjadł</text:p>
              </text:list-item>
              <text:list-item>
                <text:p text:style-name="P26">Dziennik ma postać kalendarza. Możliwość wyświetlania w formie tabeli (jedna tabela na miesiąc) lub listy dni bądź tygodni. Dni z ciekawymi zdarzeniami są specjalnie zaznaczane</text:p>
              </text:list-item>
              <text:list-item>
                <text:p text:style-name="P26">Użytkownik ma możliwość wyboru konkretnego dnia. Wyświetlana jest wtedy lista produktów które danego dnia zjadł użytkownik</text:p>
              </text:list-item>
            </text:list>
          </table:table-cell>
        </table:table-row>
        <table:table-row>
          <table:table-cell table:style-name="Tabela1.A2" office:value-type="string">
            <text:p text:style-name="P15">Podgląd i edycja profilu możliwa jest po zalogowaniu się</text:p>
          </table:table-cell>
          <table:table-cell table:style-name="Tabela1.B2" office:value-type="string">
            <text:list xml:id="list1895601025" text:style-name="L6">
              <text:list-item>
                <text:p text:style-name="P27">Podczas zakładania konta użytkownik podaje login, hasło i adres e-mail</text:p>
              </text:list-item>
              <text:list-item>
                <text:p text:style-name="P27">Aplikacja oferuje <text:span text:style-name="T23">możliwość zapamiętania danych logowania na urządzeniu</text:span></text:p>
              </text:list-item>
            </text:list>
          </table:table-cell>
        </table:table-row>
      </table:table>
      <text:p text:style-name="P12"/>
      <text:list xml:id="list1322656348" text:style-name="L7">
        <text:list-header>
          <text:p text:style-name="P28"><text:line-break/></text:p>
        </text:list-header>
      </text:list>
      <text:p text:style-name="P9"/>
      <text:p text:style-name="P12"/>
      <text:h text:style-name="P37" text:outline-level="1"/>
      <text:h text:style-name="P38" text:outline-level="1">Ankieta 2:</text:h>
      <text:p text:style-name="P20"/>
      <text:list xml:id="list71793035" text:style-name="L8">
        <text:list-item>
          <text:p text:style-name="P30">Czy lekarstwa na alergie są opisane w jakiś oficjalny sposób?<text:line-break/><text:span text:style-name="T9">Lekarstwa na alergie mogą mieć dodatkowy opis i wyświetlać się w innym sposób w odróżnieniu od innych produktów.</text:span><text:line-break/></text:p>
        </text:list-item>
        <text:list-item>
          <text:p text:style-name="P30">Jakie są <text:span text:style-name="T24">dokładne </text:span>wymagania dotyczące hasła?<text:line-break/><text:span text:style-name="T9">Minimum 8 znaków, jeden znak specjalny(#,@ itp.) oraz jedna wielka litera.</text:span><text:line-break/></text:p>
        </text:list-item>
        <text:list-item>
          <text:p text:style-name="P30">Czy użytkownik może zmienić obrazek związany z opisem alergenu? <text:span text:style-name="T21">Jeśli tak to jakie są wymagania dotyczące takiego obrazka (format pliku, rozmiar w pikselach, rozmiar pliku)<text:line-break/>Obrazki odnośnie alergenów powinny być prostymi ikonami które są niezmienialne.<text:line-break/></text:span></text:p>
        </text:list-item>
        <text:list-item>
          <text:p text:style-name="P31">Na jakie systemy operacyjne program ma być dostępny?<text:line-break/><text:span text:style-name="T2">Android oraz IOS.</text:span></text:p>
        </text:list-item>
      </text:list>
      <text:p text:style-name="P32"/>
      <text:p text:style-name="P32"><text:line-break/>Ad. Ze względu na niekompletne pytania rozszerzam opis swojego systemu.<text:line-break/>Każdy użytkownik ma możliwość zmiany wcześniej ustalonych alergenów na jakie jest uczulony.<text:line-break/>System powinien być dostępny tylko i wyłącznie w języku polskim.<text:line-break/>Aplikacja powinna być przystosowana dla osób niepełnosprawnych poprzez użycie text to speech, użycie dużych przycisków oraz innych ułatwień.<text:line-break/>System powinien działać przez cały czas z krótkimi przerwami 5-10 minut na aktualizację (po godzinie 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759bd" officeooo:paragraph-rsid="004759b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2:18:58.002000000</meta:creation-date>
    <dc:date>2019-06-17T12:44:38.374000000</dc:date>
    <meta:editing-duration>PT3H45M52S</meta:editing-duration>
    <meta:editing-cycles>32</meta:editing-cycles>
    <meta:generator>LibreOffice/6.2.0.3$Windows_X86_64 LibreOffice_project/98c6a8a1c6c7b144ce3cc729e34964b47ce25d62</meta:generator>
    <meta:document-statistic meta:table-count="1" meta:image-count="0" meta:object-count="0" meta:page-count="11" meta:paragraph-count="119" meta:word-count="2579" meta:character-count="19049" meta:non-whitespace-character-count="16597"/>
  </office:meta>
</office:document-meta>
</file>